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Text_20_body">
      <style:text-properties style:font-name="Liberation Serif" fo:font-size="12pt" officeooo:rsid="01398105" officeooo:paragraph-rsid="01469fe2" style:font-size-asian="10.5pt" style:font-size-complex="12pt"/>
    </style:style>
    <style:style style:name="P2" style:family="paragraph" style:parent-style-name="Text_20_body">
      <style:text-properties style:font-name="Liberation Serif" fo:font-size="12pt" officeooo:rsid="013e37c2" officeooo:paragraph-rsid="0148bda7" style:font-size-asian="10.5pt" style:font-size-complex="12pt"/>
    </style:style>
    <style:style style:name="P3" style:family="paragraph" style:parent-style-name="Text_20_body">
      <style:text-properties style:font-name="Liberation Serif" fo:font-size="12pt" officeooo:rsid="01484073" officeooo:paragraph-rsid="01484073" style:font-size-asian="10.5pt" style:font-size-complex="12pt"/>
    </style:style>
    <style:style style:name="P4" style:family="paragraph" style:parent-style-name="Text_20_body">
      <style:text-properties style:font-name="Liberation Serif" fo:font-size="12pt" officeooo:rsid="0144b7fd" officeooo:paragraph-rsid="0144b7fd" style:font-size-asian="10.5pt" style:font-size-complex="12pt"/>
    </style:style>
    <style:style style:name="P5" style:family="paragraph" style:parent-style-name="Text_20_body">
      <style:text-properties style:font-name="Liberation Serif" fo:font-size="12pt" officeooo:rsid="0144b7fd" officeooo:paragraph-rsid="015c0532" style:font-size-asian="10.5pt" style:font-size-complex="12pt"/>
    </style:style>
    <style:style style:name="P6" style:family="paragraph" style:parent-style-name="Text_20_body">
      <style:text-properties style:font-name="Liberation Serif" fo:font-size="12pt" officeooo:rsid="01469fe2" officeooo:paragraph-rsid="01469fe2" style:font-size-asian="10.5pt" style:font-size-complex="12pt"/>
    </style:style>
    <style:style style:name="P7" style:family="paragraph" style:parent-style-name="Text_20_body">
      <style:text-properties style:font-name="Liberation Serif" fo:font-size="12pt" officeooo:rsid="01469fe2" officeooo:paragraph-rsid="014a45d8" style:font-size-asian="10.5pt" style:font-size-complex="12pt"/>
    </style:style>
    <style:style style:name="P8" style:family="paragraph" style:parent-style-name="Text_20_body">
      <style:text-properties style:font-name="Liberation Serif" fo:font-size="12pt" officeooo:rsid="0148bda7" officeooo:paragraph-rsid="0148bda7" style:font-size-asian="10.5pt" style:font-size-complex="12pt"/>
    </style:style>
    <style:style style:name="P9" style:family="paragraph" style:parent-style-name="Text_20_body">
      <style:text-properties style:font-name="Liberation Serif" fo:font-size="12pt" fo:font-weight="normal" officeooo:rsid="015cbc54" officeooo:paragraph-rsid="015cbc54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style:font-name="Liberation Serif" fo:font-size="12pt" officeooo:rsid="0150d16e" officeooo:paragraph-rsid="0158a528" style:font-size-asian="12pt" style:font-size-complex="12pt"/>
    </style:style>
    <style:style style:name="P11" style:family="paragraph" style:parent-style-name="Text_20_body">
      <style:text-properties officeooo:paragraph-rsid="0144b7fd"/>
    </style:style>
    <style:style style:name="P12" style:family="paragraph" style:parent-style-name="Text_20_body">
      <style:text-properties fo:font-size="12pt" officeooo:rsid="01398105" officeooo:paragraph-rsid="014afa5e" style:font-size-asian="12pt" style:font-size-complex="12pt"/>
    </style:style>
    <style:style style:name="P13" style:family="paragraph" style:parent-style-name="Text_20_body">
      <style:text-properties fo:font-size="12pt" officeooo:rsid="01398105" officeooo:paragraph-rsid="01519629" style:font-size-asian="12pt" style:font-size-complex="12pt"/>
    </style:style>
    <style:style style:name="P14" style:family="paragraph" style:parent-style-name="Text_20_body">
      <style:text-properties fo:font-size="12pt" officeooo:rsid="01398105" officeooo:paragraph-rsid="01521491" style:font-size-asian="12pt" style:font-size-complex="12pt"/>
    </style:style>
    <style:style style:name="P15" style:family="paragraph" style:parent-style-name="Text_20_body">
      <style:text-properties fo:font-size="12pt" officeooo:rsid="01398105" officeooo:paragraph-rsid="015a2d27" style:font-size-asian="12pt" style:font-size-complex="12pt"/>
    </style:style>
    <style:style style:name="P16" style:family="paragraph" style:parent-style-name="Text_20_body">
      <style:text-properties fo:font-size="12pt" officeooo:rsid="01398105" officeooo:paragraph-rsid="015cbc54" style:font-size-asian="12pt" style:font-size-complex="12pt"/>
    </style:style>
    <style:style style:name="P17" style:family="paragraph" style:parent-style-name="Text_20_body">
      <style:text-properties fo:font-size="12pt" officeooo:rsid="01398105" officeooo:paragraph-rsid="015e03ef" style:font-size-asian="12pt" style:font-size-complex="12pt"/>
    </style:style>
    <style:style style:name="P18" style:family="paragraph" style:parent-style-name="Text_20_body">
      <style:text-properties fo:font-size="12pt" officeooo:paragraph-rsid="014afa5e" style:font-size-asian="12pt" style:font-size-complex="12pt"/>
    </style:style>
    <style:style style:name="P19" style:family="paragraph" style:parent-style-name="Text_20_body">
      <style:text-properties officeooo:rsid="015cbc54" officeooo:paragraph-rsid="015cbc54"/>
    </style:style>
    <style:style style:name="P20" style:family="paragraph" style:parent-style-name="Text_20_body">
      <style:text-properties officeooo:rsid="015cbc54" officeooo:paragraph-rsid="015e03e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style:font-name="Liberation Serif" fo:font-size="14pt" style:font-size-asian="14pt" style:font-size-complex="14pt"/>
    </style:style>
    <style:style style:name="P23" style:family="paragraph" style:parent-style-name="Table_20_Contents">
      <style:text-properties style:font-name="Liberation Mono" fo:font-size="10pt" officeooo:rsid="0144b7fd" officeooo:paragraph-rsid="0144b7fd" style:font-size-asian="10pt" style:font-size-complex="10pt"/>
    </style:style>
    <style:style style:name="P24" style:family="paragraph" style:parent-style-name="Table_20_Contents">
      <style:text-properties style:font-name="Liberation Mono" fo:font-size="10pt" officeooo:rsid="0144b7fd" officeooo:paragraph-rsid="014a45d8" style:font-size-asian="10pt" style:font-size-complex="10pt"/>
    </style:style>
    <style:style style:name="P25" style:family="paragraph" style:parent-style-name="Table_20_Contents">
      <style:text-properties style:font-name="Liberation Mono" fo:font-size="10pt" officeooo:rsid="0144b7fd" officeooo:paragraph-rsid="014afa5e" style:font-size-asian="10pt" style:font-size-complex="10pt"/>
    </style:style>
    <style:style style:name="P26" style:family="paragraph" style:parent-style-name="Table_20_Contents">
      <style:text-properties style:font-name="Liberation Mono" fo:font-size="10pt" officeooo:rsid="0144b7fd" officeooo:paragraph-rsid="015c0532" style:font-size-asian="10pt" style:font-size-complex="10pt"/>
    </style:style>
    <style:style style:name="P27" style:family="paragraph" style:parent-style-name="Table_20_Contents">
      <style:text-properties style:font-name="Liberation Mono" fo:font-size="10pt" officeooo:rsid="014afa5e" officeooo:paragraph-rsid="014afa5e" style:font-size-asian="10pt" style:font-size-complex="10pt"/>
    </style:style>
    <style:style style:name="P28" style:family="paragraph" style:parent-style-name="Table_20_Contents">
      <style:text-properties style:font-name="Liberation Mono" fo:font-size="10pt" officeooo:rsid="014afa5e" officeooo:paragraph-rsid="0144b7fd" style:font-size-asian="10pt" style:font-size-complex="10pt"/>
    </style:style>
    <style:style style:name="P29" style:family="paragraph" style:parent-style-name="Table_20_Contents">
      <style:text-properties style:font-name="Liberation Mono" fo:font-size="10pt" officeooo:rsid="0150d16e" officeooo:paragraph-rsid="01519629" style:font-size-asian="10pt" style:font-size-complex="10pt"/>
    </style:style>
    <style:style style:name="P30" style:family="paragraph" style:parent-style-name="Text_20_body">
      <style:text-properties style:font-name="Liberation Serif" fo:font-size="12pt" officeooo:rsid="015cbc54" officeooo:paragraph-rsid="014afa5e" style:font-size-asian="10.5pt" style:font-size-complex="12pt"/>
    </style:style>
    <style:style style:name="P31" style:family="paragraph" style:parent-style-name="Heading_20_2">
      <style:text-properties style:font-name="Liberation Serif" fo:font-size="14pt" officeooo:rsid="015de850" officeooo:paragraph-rsid="015de850" style:font-size-asian="14pt" style:font-size-complex="14pt"/>
    </style:style>
    <style:style style:name="P32" style:family="paragraph" style:parent-style-name="Heading_20_2">
      <style:text-properties style:font-name="Liberation Serif" fo:font-size="14pt" officeooo:rsid="015de850" officeooo:paragraph-rsid="015e03ef" style:font-size-asian="14pt" style:font-size-complex="14pt"/>
    </style:style>
    <style:style style:name="P33" style:family="paragraph" style:parent-style-name="Heading_20_2">
      <style:text-properties style:font-name="Liberation Serif" fo:font-size="14pt" officeooo:rsid="015de850" officeooo:paragraph-rsid="01605e62" style:font-size-asian="14pt" style:font-size-complex="14pt"/>
    </style:style>
    <style:style style:name="P34" style:family="paragraph" style:parent-style-name="Heading_20_2">
      <style:text-properties officeooo:rsid="015e03ef" officeooo:paragraph-rsid="015e03ef"/>
    </style:style>
    <style:style style:name="P35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36" style:family="paragraph" style:parent-style-name="Heading_20_3">
      <style:text-properties style:font-name="Liberation Serif" officeooo:rsid="0148bda7" officeooo:paragraph-rsid="0148bda7" style:font-size-asian="10.5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font-size-asian="10.5pt" style:font-size-complex="12pt"/>
    </style:style>
    <style:style style:name="T6" style:family="text">
      <style:text-properties style:font-name="Liberation Serif" fo:font-size="12pt" officeooo:rsid="0112f975" style:font-size-asian="10.5pt" style:font-size-complex="12pt"/>
    </style:style>
    <style:style style:name="T7" style:family="text">
      <style:text-properties style:font-name="Liberation Serif" fo:font-size="12pt" officeooo:rsid="015de850" style:font-size-asian="10.5pt" style:font-size-complex="12pt"/>
    </style:style>
    <style:style style:name="T8" style:family="text">
      <style:text-properties style:font-name="Liberation Serif" fo:font-size="12pt" officeooo:rsid="015e03ef" style:font-size-asian="10.5pt" style:font-size-complex="12pt"/>
    </style:style>
    <style:style style:name="T9" style:family="text">
      <style:text-properties style:font-name="Liberation Serif" officeooo:rsid="0112f975" style:font-size-asian="10.5pt"/>
    </style:style>
    <style:style style:name="T10" style:family="text">
      <style:text-properties style:font-name="Liberation Serif" officeooo:rsid="0144b7fd" style:font-size-asian="10.5pt"/>
    </style:style>
    <style:style style:name="T11" style:family="text">
      <style:text-properties style:font-name="Liberation Serif" officeooo:rsid="01519629" style:font-size-asian="10.5pt"/>
    </style:style>
    <style:style style:name="T12" style:family="text">
      <style:text-properties style:font-name="Liberation Serif" officeooo:rsid="015c0532" style:font-size-asian="10.5pt"/>
    </style:style>
    <style:style style:name="T13" style:family="text">
      <style:text-properties style:font-name="Liberation Serif" officeooo:rsid="015cbc54" style:font-size-asian="10.5pt"/>
    </style:style>
    <style:style style:name="T14" style:family="text">
      <style:text-properties style:font-name="Liberation Serif" officeooo:rsid="015de850" style:font-size-asian="10.5pt"/>
    </style:style>
    <style:style style:name="T15" style:family="text">
      <style:text-properties style:font-name="Liberation Serif" officeooo:rsid="015e03ef" style:font-size-asian="10.5pt"/>
    </style:style>
    <style:style style:name="T16" style:family="text">
      <style:text-properties style:font-name="Liberation Serif" officeooo:rsid="015e4b5f" style:font-size-asian="10.5pt"/>
    </style:style>
    <style:style style:name="T17" style:family="text">
      <style:text-properties style:font-name="Liberation Serif" officeooo:rsid="01622af7" style:font-size-asian="10.5pt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officeooo:rsid="015e4b5f" style:font-size-asian="14pt" style:font-size-complex="14pt"/>
    </style:style>
    <style:style style:name="T20" style:family="text">
      <style:text-properties officeooo:rsid="00a27f0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3e37c2" style:font-weight-asian="bold" style:font-weight-complex="bold"/>
    </style:style>
    <style:style style:name="T23" style:family="text">
      <style:text-properties fo:font-weight="bold" officeooo:rsid="015c0532" style:font-weight-asian="bold" style:font-weight-complex="bold"/>
    </style:style>
    <style:style style:name="T24" style:family="text">
      <style:text-properties officeooo:rsid="0148bda7"/>
    </style:style>
    <style:style style:name="T25" style:family="text">
      <style:text-properties officeooo:rsid="014afa5e"/>
    </style:style>
    <style:style style:name="T26" style:family="text">
      <style:text-properties officeooo:rsid="01528c09"/>
    </style:style>
    <style:style style:name="T27" style:family="text">
      <style:text-properties officeooo:rsid="01538dc5"/>
    </style:style>
    <style:style style:name="T28" style:family="text">
      <style:text-properties officeooo:rsid="0158a528"/>
    </style:style>
    <style:style style:name="T29" style:family="text">
      <style:text-properties officeooo:rsid="015c0532"/>
    </style:style>
    <style:style style:name="T30" style:family="text">
      <style:text-properties officeooo:rsid="015e03ef"/>
    </style:style>
    <style:style style:name="T31" style:family="text">
      <style:text-properties officeooo:rsid="015e03ef" style:font-size-asian="10.5pt"/>
    </style:style>
    <style:style style:name="T32" style:family="text">
      <style:text-properties officeooo:rsid="015cbc54" style:font-size-asian="10.5pt"/>
    </style:style>
    <style:style style:name="T33" style:family="text">
      <style:text-properties officeooo:rsid="01605e62" style:font-size-asian="10.5pt"/>
    </style:style>
    <style:style style:name="T34" style:family="text">
      <style:text-properties officeooo:rsid="015e4b5f"/>
    </style:style>
    <style:style style:name="T35" style:family="text">
      <style:text-properties officeooo:rsid="015eeb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CST<text:span text:style-name="T20">0006</text:span> – Answer Sheet for LAB0<text:span text:style-name="T35">9</text:span></text:h>
      <text:p text:style-name="P21"/>
      <text:p text:style-name="Standard"><text:span text:style-name="T22">FULL </text:span><text:span text:style-name="T21">NAME</text:span>: </text:p>
      <text:p text:style-name="Standard"/>
      <text:p text:style-name="Standard"><text:span text:style-name="T2">S</text:span><text:span text:style-name="T1">TUDENT </text:span><text:span text:style-name="T3">#</text:span><text:span text:style-name="T4">:</text:span><text:span text:style-name="T18"> </text:span></text:p>
      <text:p text:style-name="P22"/>
      <text:p text:style-name="P10"><text:span text:style-name="T28">Before you answer, </text:span>try <text:span text:style-name="T28">running your </text:span>answer first, don’t just guess. <text:s/></text:p>
      <text:p text:style-name="P10">The easiest way to submit your answer is to right-click inside of the black box and chose “Paste Special” and choose “Unformatted Text”. <text:s/>It will use mono font, with <text:span text:style-name="T27">a font size of 10 which I have automatically created for you, so that you don’t have to waste time on that.</text:span></text:p>
      <text:h text:style-name="P31" text:outline-level="2">Standard I/O</text:h>
      <text:p text:style-name="P11"><text:span text:style-name="T6">1. <text:s/></text:span><text:span text:style-name="T7">Write a program that asks the user for their name and prints a hello message using their name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4"/>
          </table:table-cell>
        </table:table-row>
      </table:table>
      <text:p text:style-name="P4"/>
      <text:p text:style-name="P12"><text:span text:style-name="T10">2</text:span><text:span text:style-name="T9">. <text:s/></text:span><text:span text:style-name="T14">Write a program that asks a user for their age and if they’ve had a birthday yet this year, then tells them what year they were born, using the formatting operator (% format)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/>
          </table:table-cell>
        </table:table-row>
      </table:table>
      <text:p text:style-name="P4"/>
      <text:p text:style-name="P16"><text:span text:style-name="T10">3</text:span><text:span text:style-name="T9">. <text:s/></text:span><text:span text:style-name="T14">Write the same program from Question 2, but use the string concatenation for output (+ format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5"/>
          </table:table-cell>
        </table:table-row>
      </table:table>
      <text:p text:style-name="P4"/>
      <text:p text:style-name="P16"><text:span text:style-name="T12">4</text:span><text:span text:style-name="T9">. <text:s/></text:span><text:span text:style-name="T14">Write a program that asks for age and converts the output to a float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6"/>
          </table:table-cell>
        </table:table-row>
      </table:table>
      <text:p text:style-name="P5"/>
      <text:p text:style-name="P15"><text:span text:style-name="T13">5</text:span><text:span text:style-name="T9">. <text:s/></text:span><text:span text:style-name="T14">Write the same program as Question 4, but displays 4 decimal places of precision <text:s/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/>
          </table:table-cell>
        </table:table-row>
      </table:table>
      <text:p text:style-name="P4"/>
      <text:h text:style-name="P32" text:outline-level="2"><text:span text:style-name="T31">File </text:span><text:span text:style-name="T13">I/O</text:span></text:h>
      <text:p text:style-name="P13"><text:span text:style-name="T13">6</text:span><text:span text:style-name="T9">. <text:s/></text:span><text:span text:style-name="T15">Write a program that outputs the text received by the keyboard to a file named “output.txt”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9"/>
          </table:table-cell>
        </table:table-row>
      </table:table>
      <text:p text:style-name="Text_20_body"/>
      <text:p text:style-name="P30"/>
      <text:p text:style-name="P18"><text:soft-page-break/><text:span text:style-name="T13">7</text:span><text:span text:style-name="T9">. <text:s/></text:span><text:span text:style-name="T11">Write a </text:span><text:span text:style-name="T15">program that copies a file and gives </text:span><text:span text:style-name="T17">the copy a</text:span><text:span text:style-name="T15"> name requested by the user of the program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7"/>
          </table:table-cell>
        </table:table-row>
      </table:table>
      <text:p text:style-name="P4"/>
      <text:p text:style-name="P17"><text:span text:style-name="T13">8</text:span><text:span text:style-name="T9">. <text:s/></text:span><text:span text:style-name="T11">Write a </text:span><text:span text:style-name="T15">program that </text:span><text:span text:style-name="T17">asks for a filename from the user. <text:s/>Then makes a copy of the chosen file (remember that that file needs to exist) and then </text:span><text:span text:style-name="T15">names </text:span><text:span text:style-name="T17">the copy </text:span><text:span text:style-name="T15">the same name as the original, </text:span><text:span text:style-name="T17">but</text:span><text:span text:style-name="T15"> appended with </text:span><text:span text:style-name="T17">the string </text:span><text:span text:style-name="T15">“_copy”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5"/>
          </table:table-cell>
        </table:table-row>
      </table:table>
      <text:p text:style-name="P4"/>
      <text:h text:style-name="P33" text:outline-level="2"><text:span text:style-name="T31">File </text:span><text:span text:style-name="T32">I/O </text:span><text:span text:style-name="T33">Questions</text:span></text:h>
      <text:p text:style-name="P19">9. <text:span text:style-name="T30">What does the ‘r’ do when you open a file for input/output?</text:span></text:p>
      <text:p text:style-name="P20"><text:span text:style-name="T5">10. </text:span><text:span text:style-name="T8">What does the ‘w’ do when you open a file for input/output?</text:span></text:p>
      <text:h text:style-name="P34" text:outline-level="2"><text:span text:style-name="T18">Data Structures </text:span><text:span text:style-name="T19">Questions</text:span></text:h>
      <text:p text:style-name="P13"><text:span text:style-name="T13">11</text:span><text:span text:style-name="T9">. <text:s/></text:span><text:span text:style-name="T15">What is the difference between an array and a list?</text:span></text:p>
      <text:p text:style-name="P12"><text:span text:style-name="T13">12</text:span><text:span text:style-name="T9">. <text:s/></text:span><text:span text:style-name="T16">What is the difference between a list and a tuple?</text:span></text:p>
      <text:p text:style-name="P14"><text:span text:style-name="T13">13</text:span><text:span text:style-name="T9">. <text:s/></text:span><text:span text:style-name="T16">Which is the best formula for Big-O Notation?</text:span></text:p>
      <text:p text:style-name="P14"><text:span text:style-name="T13">14</text:span><text:span text:style-name="T9">. <text:s/></text:span><text:span text:style-name="T13"><text:s/></text:span><text:span text:style-name="T16">What is the benefit to using data structures?</text:span></text:p>
      <text:p text:style-name="P9">15. <text:s/><text:span text:style-name="T34">What is the Big-O Notation for bubble sort? <text:s/>(Google it)</text:span></text:p>
      <text:p text:style-name="P6"><text:span text:style-name="T25">16</text:span>. <text:s/><text:span text:style-name="T34">Should you use a bubble sort on large collections of data?</text:span></text:p>
      <text:p text:style-name="P7"><text:span text:style-name="T25">17</text:span>. <text:span text:style-name="T29"><text:s/>Which data structure should you use to </text:span><text:span text:style-name="T23">sort</text:span><text:span text:style-name="T29"> large collections of data? (Google it)</text:span></text:p>
      <text:p text:style-name="P6">1<text:span text:style-name="T26">8</text:span>. <text:s/><text:span text:style-name="T34">True or False: All collections of data have the same access/seek/sort time.</text:span></text:p>
      <text:p text:style-name="P3">19. What shocked you or what did you find weird when doing these examples?</text:p>
      <text:p text:style-name="P3">20. What did you like <text:span text:style-name="T24">most </text:span>about this lab?</text:p>
      <text:p text:style-name="P1"/>
      <text:h text:style-name="P36" text:outline-level="3">Marking</text:h>
      <text:p text:style-name="P8">This lab is out of 10. </text:p>
      <text:p text:style-name="P2"><text:span text:style-name="T24">0</text:span>.<text:span text:style-name="T24">5 for each correct answer. <text:s/>Don’t copy other people’s work, and don’t let people copy your work. <text:s/>Please, if you’re helping someone, explain the answer so they understand and are able to figure things out on their ow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3-30T14:55:48.154536577</dc:date>
    <meta:editing-duration>P5DT14M57S</meta:editing-duration>
    <meta:editing-cycles>101</meta:editing-cycles>
    <dc:creator>Cory Hilliard</dc:creator>
    <meta:document-statistic meta:table-count="8" meta:image-count="0" meta:object-count="0" meta:page-count="2" meta:paragraph-count="32" meta:word-count="448" meta:character-count="2412" meta:non-whitespace-character-count="1965"/>
  </office:meta>
</office:document-meta>
</file>